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1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style:font-name="Noto Sans JP" fo:font-size="120pt" fo:font-weight="bold" style:font-size-asian="120pt" style:font-weight-asian="bold" style:font-size-complex="120pt" style:font-weight-complex="bold"/>
    </style:style>
    <style:style style:name="P2" style:family="paragraph">
      <loext:graphic-properties draw:fill="none" draw:fill-color="#ffffff"/>
      <style:text-properties fo:color="#ffffff" loext:opacity="100%" style:font-name="Noto Sans JP" fo:font-size="88pt" fo:font-weight="bold" style:font-size-asian="88pt" style:font-weight-asian="bold" style:font-size-complex="88pt" style:font-weight-complex="bold"/>
    </style:style>
    <style:style style:name="P3" style:family="paragraph"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Noto Sans JP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loext:opacity="100%" style:font-name="Noto Sans JP"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f5b748" loext:opacity="100%" style:font-name="Noto Sans JP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ffffff" loext:opacity="100%" style:font-name="Noto Sans JP" fo:font-size="88pt" fo:font-weight="bold" style:font-size-asian="88pt" style:font-weight-asian="bold" style:font-size-complex="88pt" style:font-weight-complex="bold"/>
    </style:style>
    <style:style style:name="T4" style:family="text">
      <style:text-properties fo:color="#ffffff" loext:opacity="100%" style:font-name="Noto Sans JP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Title">
        <draw:frame draw:style-name="gr1" draw:text-style-name="P1" draw:layer="layout" svg:width="45.75cm" svg:height="11.5cm" svg:x="2.5cm" svg:y="1.5cm">
          <draw:text-box>
            <text:p><text:span text:style-name="T1">タ</text:span><text:span text:style-name="T2">イト</text:span><text:span text:style-name="T1">ル</text:span></text:p>
          </draw:text-box>
        </draw:frame>
        <draw:frame draw:style-name="gr2" draw:text-style-name="P2" draw:layer="layout" svg:width="45.75cm" svg:height="5.25cm" svg:x="2.5cm" svg:y="13.15cm">
          <draw:text-box>
            <text:p><text:span text:style-name="T3">〜サブタイトル〜</text:span></text:p>
          </draw:text-box>
        </draw:frame>
      </draw:page>
      <draw:page draw:name="page2" draw:style-name="dp1" draw:master-page-name="Slide">
        <draw:frame draw:style-name="gr3" draw:text-style-name="P4" draw:layer="layout" svg:width="45.75cm" svg:height="3.4cm" svg:x="2.45cm" svg:y="1.35cm">
          <draw:text-box>
            <text:p text:style-name="P3"><text:span text:style-name="T4">見出し</text:span></text:p>
          </draw:text-box>
        </draw:frame>
      </draw:page>
      <draw:page draw:name="page3" draw:style-name="dp1" draw:master-page-name="Empty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1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8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435168" draw:textarea-vertical-align="middle" draw:auto-grow-height="false" fo:min-height="18cm" fo:min-width="50.3cm" loext:decorative="false"/>
    </style:style>
    <style:style style:name="Mgr2" style:family="graphic" style:parent-style-name="standard">
      <style:graphic-properties draw:stroke="none" draw:fill-color="#435168" draw:textarea-vertical-align="middle" draw:auto-grow-height="false" fo:min-height="5.75cm" fo:min-width="50.3cm" loext:decorative="false"/>
    </style:style>
    <style:style style:name="MP1" style:family="paragraph">
      <loext:graphic-properties draw:fill-color="#435168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it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" draw:text-style-name="MP1" draw:layer="backgroundobjects" svg:width="50.8cm" svg:height="18.25cm" svg:x="0cm" svg:y="0cm">
        <text:p/>
        <draw:enhanced-geometry svg:viewBox="0 0 21600 21600" draw:type="rectangle" draw:enhanced-path="M 0 0 L 21600 0 21600 21600 0 21600 0 0 Z N"/>
      </draw:custom-shape>
    </style:master-page>
    <style:master-page style:name="Slid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2" draw:text-style-name="MP1" draw:layer="backgroundobjects" svg:width="50.8cm" svg:height="6cm" svg:x="0cm" svg:y="0cm">
        <text:p/>
        <draw:enhanced-geometry svg:viewBox="0 0 21600 21600" draw:type="rectangle" draw:enhanced-path="M 0 0 L 21600 0 21600 21600 0 21600 0 0 Z N"/>
      </draw:custom-shape>
    </style:master-page>
    <style:master-page style:name="Empt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7:25:58.258580266</meta:creation-date>
    <dc:date>2024-03-28T09:40:04.945501396</dc:date>
    <meta:editing-duration>PT41M41S</meta:editing-duration>
    <meta:editing-cycles>10</meta:editing-cycles>
    <meta:generator>LibreOffice/24.2.1.2$MacOSX_X86_64 LibreOffice_project/db4def46b0453cc22e2d0305797cf981b68ef5ac</meta:generator>
    <meta:document-statistic meta:object-count="5"/>
  </office:meta>
</office:document-meta>
</file>